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start" style:justify-single-word="false"/>
      <style:text-properties fo:font-size="10pt" style:font-size-asian="10pt" style:font-size-complex="10pt"/>
    </style:style>
    <style:style style:name="P2" style:family="paragraph" style:parent-style-name="Footer">
      <style:text-properties fo:font-size="10pt" style:font-size-asian="10pt" style:font-size-complex="10pt"/>
    </style:style>
    <style:style style:name="P3" style:family="paragraph" style:parent-style-name="Standard">
      <style:paragraph-properties fo:text-align="center" style:justify-single-word="false"/>
      <style:text-properties fo:font-size="15pt" fo:language="zxx" fo:country="none" style:font-size-asian="13.1000003814697pt" style:language-asian="zxx" style:country-asian="none" style:font-size-complex="15pt" style:language-complex="zxx" style:country-complex="none"/>
    </style:style>
    <style:style style:name="P4" style:family="paragraph" style:parent-style-name="Standard">
      <style:paragraph-properties fo:text-align="start" style:justify-single-word="false"/>
      <style:text-properties fo:font-size="15pt" fo:language="zxx" fo:country="none" style:font-size-asian="13.1000003814697pt" style:language-asian="zxx" style:country-asian="none" style:font-size-complex="15pt" style:language-complex="zxx" style:country-complex="none"/>
    </style:style>
    <style:style style:name="P5" style:family="paragraph" style:parent-style-name="Standard">
      <style:paragraph-properties fo:text-align="start" style:justify-single-word="false"/>
      <style:text-properties fo:font-size="12pt" fo:language="zxx" fo:country="none" style:font-size-asian="10.5pt" style:language-asian="zxx" style:country-asian="none" style:font-size-complex="12pt" style:language-complex="zxx" style:country-complex="none"/>
    </style:style>
    <style:style style:name="P6" style:family="paragraph" style:parent-style-name="Standard">
      <style:text-properties fo:language="zxx" fo:country="none" style:language-asian="zxx" style:country-asian="none" style:language-complex="zxx" style:country-complex="none"/>
    </style:style>
    <style:style style:name="P7" style:family="paragraph" style:parent-style-name="Standard">
      <style:paragraph-properties fo:text-align="center" style:justify-single-word="false"/>
      <style:text-properties fo:font-size="54pt" fo:language="zxx" fo:country="none" style:font-size-asian="54pt" style:language-asian="zxx" style:country-asian="none" style:font-size-complex="54pt" style:language-complex="zxx" style:country-complex="none"/>
    </style:style>
    <style:style style:name="P8" style:family="paragraph" style:parent-style-name="Standard">
      <style:paragraph-properties fo:text-align="center" style:justify-single-word="false"/>
      <style:text-properties fo:font-size="18pt" fo:language="zxx" fo:country="none" style:font-size-asian="18pt" style:language-asian="zxx" style:country-asian="none" style:font-size-complex="18pt" style:language-complex="zxx" style:country-complex="none"/>
    </style:style>
    <style:style style:name="P9" style:family="paragraph" style:parent-style-name="Standard">
      <style:text-properties fo:font-size="16pt" fo:language="zxx" fo:country="none" style:font-size-asian="16pt" style:language-asian="zxx" style:country-asian="none" style:font-size-complex="16pt" style:language-complex="zxx" style:country-complex="none"/>
    </style:style>
    <style:style style:name="P10" style:family="paragraph" style:parent-style-name="Standard">
      <style:paragraph-properties fo:text-align="start" style:justify-single-word="false"/>
      <style:text-properties fo:font-size="14pt" fo:language="zxx" fo:country="none" style:font-size-asian="14pt" style:language-asian="zxx" style:country-asian="none" style:font-size-complex="14pt" style:language-complex="zxx" style:country-complex="none"/>
    </style:style>
    <style:style style:name="P11" style:family="paragraph" style:parent-style-name="Standard">
      <style:paragraph-properties fo:text-align="start" style:justify-single-word="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2" style:family="paragraph" style:parent-style-name="Standard">
      <style:paragraph-properties fo:text-align="start" style:justify-single-word="false"/>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13" style:family="paragraph" style:parent-style-name="Standard">
      <style:text-properties fo:font-size="14pt" style:font-size-asian="14pt" style:font-size-complex="14pt"/>
    </style:style>
    <style:style style:name="P14" style:family="paragraph" style:parent-style-name="Standard">
      <style:paragraph-properties fo:text-align="start" style:justify-single-word="false"/>
      <style:text-properties style:font-name="Liberation Serif" fo:font-size="14pt" fo:language="zxx" fo:country="none" style:font-size-asian="14pt" style:language-asian="zxx" style:country-asian="none" style:font-size-complex="14pt" style:language-complex="zxx" style:country-complex="none"/>
    </style:style>
    <style:style style:name="P15" style:family="paragraph" style:parent-style-name="Standard">
      <style:paragraph-properties fo:text-align="start" style:justify-single-word="false"/>
      <style:text-properties style:font-name="Liberation Serif"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6" style:family="paragraph" style:parent-style-name="Standard">
      <style:paragraph-properties fo:text-align="start" style:justify-single-word="false"/>
      <style:text-properties style:font-name="Liberation Serif"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17" style:family="paragraph" style:parent-style-name="Standard">
      <style:text-properties style:font-name="Liberation Serif" fo:font-size="14pt" style:font-size-asian="14pt" style:font-size-complex="14pt"/>
    </style:style>
    <style:style style:name="T1" style:family="text">
      <style:text-properties style:font-name="Liberation Serif"/>
    </style:style>
    <style:style style:name="T2"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7"/>
      <text:p text:style-name="P7"/>
      <text:p text:style-name="P7"/>
      <text:p text:style-name="P7">Projet tutoré #2</text:p>
      <text:p text:style-name="P7">Démineur - Java</text:p>
      <text:p text:style-name="P3"/>
      <text:p text:style-name="P4"/>
      <text:p text:style-name="P4"/>
      <text:p text:style-name="P3"/>
      <text:p text:style-name="P3"/>
      <text:p text:style-name="P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8">Table des matières</text:p>
      <text:p text:style-name="P8"/>
      <text:p text:style-name="P9"/>
      <text:p text:style-name="P9">1. Introduction</text:p>
      <text:p text:style-name="P9"/>
      <text:p text:style-name="P9">2. Description des fonctionnalités</text:p>
      <text:p text:style-name="P9"/>
      <text:p text:style-name="P9">3. Structure du programme et diagramme de classe</text:p>
      <text:p text:style-name="P9"/>
      <text:p text:style-name="P9">4. Algorithme de révélation</text:p>
      <text:p text:style-name="P9"/>
      <text:p text:style-name="P9">5. Conclusio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tab/><text:tab/></text:p>
      <text:p text:style-name="P6"/>
      <text:p text:style-name="P6"/>
      <text:p text:style-name="P6"/>
      <text:p text:style-name="P6"/>
      <text:p text:style-name="P8"/>
      <text:p text:style-name="P8"><text:soft-page-break/>Introduction</text:p>
      <text:p text:style-name="P8"/>
      <text:p text:style-name="P5"/>
      <text:p text:style-name="P10">Le jeu du démineur est un jeu à un seul joueur dont le but est de révéler toutes les cases non minées d’une grille sans cliquer sur une mine, sinon la partie s'arrête.</text:p>
      <text:p text:style-name="P10"/>
      <text:p text:style-name="P11">Titre</text:p>
      <text:p text:style-name="P12">Le titre est un jeu de mot entre "Minesweeper" et "my nerves" (mes nerfs) faisant référence à l'aspect stressant du jeu et qui rappelle la déesse de la guerre, de la stratégie et de l'intelligence dans la mythologie romaine, équivalente d'Athena chez les Grecs: Minerve (Minerva en latin).</text:p>
      <text:p text:style-name="P10"/>
      <text:p text:style-name="P11">Description des fonctionnalités</text:p>
      <text:p text:style-name="P12"/>
      <text:p text:style-name="P11">Menu principal</text:p>
      <text:p text:style-name="P11"/>
      <text:p text:style-name="P12">- Le bouton Resume : il n'est affiché que si une sauvegarde est disponible, si c'est le cas la partie reprend directement au clic. </text:p>
      <text:p text:style-name="P11">- <text:span text:style-name="T2">Le bouton New Game : </text:span><text:span text:style-name="T2">amène le joueur au menu de configuration </text:span><text:span text:style-name="T2">de la partie.</text:span></text:p>
      <text:p text:style-name="P11"><text:span text:style-name="T2">- </text:span><text:span text:style-name="T2">Le bouton </text:span><text:span text:style-name="T2">Quit permet de quitter </text:span><text:span text:style-name="T2">le jeu.</text:span></text:p>
      <text:p text:style-name="P11"/>
      <text:p text:style-name="P11">Menu de configuration de partie</text:p>
      <text:p text:style-name="P12">Les boutons permettent d'augmenter ou réduire la taille de la grille en largeur et en hauteur et le nombre de mines. Le nombre de mines est limité par la taille et cette dernière est limitée à 30x30. Le joueur est libre de créer la partie avec les paramètres choisis, revenir au menu ou quitter le jeu.</text:p>
      <text:p text:style-name="P11"/>
      <text:p text:style-name="P11">Partie</text:p>
      <text:p text:style-name="P12">Le bouton save crée un fichier de sauvegarde de la partie tout comme la croix en haut de la fenêtre.</text:p>
      <text:p text:style-name="P12">Save et Quit sont séparés, pour donner plus de liberté au joueur. </text:p>
      <text:p text:style-name="P12">La sauvegarde est supprimée si la partie a été terminée (victoire ou défaite).</text:p>
      <text:p text:style-name="P12">Les flags du clic droit permettent au joueur de garder des repères.</text:p>
      <text:p text:style-name="P11"/>
      <text:p text:style-name="P11"/>
      <text:p text:style-name="P11"/>
      <text:p text:style-name="P11"/>
      <text:p text:style-name="P11"/>
      <text:p text:style-name="P11"/>
      <text:p text:style-name="P11"/>
      <text:p text:style-name="P11"/>
      <text:p text:style-name="P11"><text:soft-page-break/></text:p>
      <text:p text:style-name="P11"/>
      <text:p text:style-name="P11">Structure du programme</text:p>
      <text:p text:style-name="P13"><text:span text:style-name="T1">La classe principale est </text:span><text:span text:style-name="T1">GameWindow</text:span><text:span text:style-name="T1">. </text:span><text:span text:style-name="T1">Elle reçoit les panneaux, boutons et labels qui composent le jeu.</text:span></text:p>
      <text:p text:style-name="P17">La classe Cell rassemble les différents états et propriétés d’une case en un objet. Elle hérite de GameButton qui est une petite modification esthétique de JButton. </text:p>
      <text:p text:style-name="P14">La classe CellListener est l'actionListener utilisé par les instances de Cell. Elle gère les actions à réaliser selon l'état de la cellule et de la partie et le clic du joueur.</text:p>
      <text:p text:style-name="P14">La classe Grid représente le plateau de cellules entier et gère des états globaux comme les flags mis par le joueur et le nombe de mines à afficher. Elle gère donc un tableau de cellules.</text:p>
      <text:p text:style-name="P14">Un Timer à été ajouté au jeu par le biais d'un objet de la classe Timer située dans Java.util.Timer qui se sert d'un objet de la classe abstraite TimerTask, que nous avons override (GameWindowTimer) pour lui transmettre les indications que nous voulions donner à notre Timer.</text:p>
      <text:p text:style-name="P14"/>
      <text:p text:style-name="P15">Mécanisme de sauvegarde</text:p>
      <text:p text:style-name="P15"/>
      <text:p text:style-name="P16">La méthode save() écrit les dimensions de la grille puis l'état de chaque cellule dans l'ordre d'itération dans un fichier "save.mns". </text:p>
      <text:p text:style-name="P16">La <text:s/>méthode de actionPerformed du bouton Resume fait exactement dans la même chose mais en lisant les entiers et les booléens puis en les chargeant dans la grille et dans les cellules.</text:p>
      <text:p text:style-name="P16"/>
      <text:p text:style-name="P15">Algorithme de révélation des cellules</text:p>
      <text:p text:style-name="P16"/>
      <text:p text:style-name="P16">Si une case révélée par le joueur n'a aucun voisine minée, alors on révèle ses voisines directes.</text:p>
      <text:p text:style-name="P16">La methode revealAll() prend soin de ne pas créer de ArrayOutOfBoundsException en vérifiant que les cellules à révéler sont bien dans la grille (index supérieur ou égal à 0 ou inférieur à largeur*longueur).</text:p>
      <text:p text:style-name="P16">Comme on ne veut pas que la révélation soit "circulaire" on ne révèle pas les cellules voisines d'une cellule en bord opposé de grille, donc on vérifie cela aussi. </text:p>
      <text:p text:style-name="P16">Une case révélée de cette manière vérifie donc à son tour qu'elle n'a </text:p>
      <text:p text:style-name="P16">aucun voisins grâce à la methode paintComponent().</text:p>
      <text:p text:style-name="P16"><text:tab/> <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ize="10pt" style:font-size-asian="10pt" style:font-size-complex="10pt"/>
    </style:style>
    <style:style style:name="MP2" style:family="paragraph" style:parent-style-name="Footer">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1cm" fo:margin-left="0cm" fo:margin-right="0cm" fo:margin-top="0.508cm" fo:background-color="transparent" style:dynamic-spacing="false">
          <style:background-image/>
        </style:header-footer-properties>
      </style:footer-style>
    </style:page-layout>
  </office:automatic-styles>
  <office:master-styles>
    <style:master-page style:name="Standard" style:page-layout-name="Mpm1">
      <style:header>
        <text:p text:style-name="MP1">Julien Hoeglund<text:tab/><text:tab/>IUT de Fontainebleau</text:p>
      </style:header>
      <style:footer>
        <text:p text:style-name="MP2">2017-2018<text:tab/><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5-01T20:04:27.719535154</meta:creation-date>
    <dc:date>2018-05-08T14:30:26.48</dc:date>
    <meta:editing-duration>PT4H43M23S</meta:editing-duration>
    <meta:editing-cycles>397</meta:editing-cycles>
    <meta:generator>OpenOffice/4.1.2$Win32 OpenOffice.org_project/412m3$Build-9782</meta:generator>
    <dc:creator>Valentin Lefebure</dc:creator>
    <meta:document-statistic meta:table-count="0" meta:image-count="0" meta:object-count="0" meta:page-count="4" meta:paragraph-count="43" meta:word-count="609" meta:character-count="3553"/>
  </office:meta>
</office:document-meta>
</file>